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2" style:family="text">
      <style:text-properties fo:font-size="16.00pt" fo:font-weight="bold" fo:font-family="'Liberation Serif'" style:font-family-asian="'Liberation Serif'" style:font-family-complex="'Liberation Serif'" fo:background-color="transparent" fo:color="#000000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3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9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9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a933"/>
    </style:style>
    <style:style style:name="T1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0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08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ff0000"/>
    </style:style>
    <style:style style:name="T11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a933"/>
    </style:style>
    <style:style style:name="T11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00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Liberation Serif'" style:font-family-asian="'Liberation Serif'" style:font-family-complex="'Liberation Serif'" fo:background-color="transparent" fo:color="#ff0000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2.00pt" fo:font-weight="normal" fo:font-family="'Liberation Serif'" style:font-family-asian="'Liberation Serif'" style:font-family-complex="'Liberation Serif'" fo:background-color="transparent" fo:color="#00a933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bold" fo:font-family="'Liberation Serif'" style:font-family-asian="'Liberation Serif'" style:font-family-complex="'Liberation Serif'" fo:background-color="transparent" fo:color="#000000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Liberation Serif'" style:font-family-asian="'Liberation Serif'" style:font-family-complex="'Liberation Serif'" fo:background-color="transparent" fo:color="#000000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15.00%" fo:text-align="left" fo:margin-bottom="7.00pt"/>
    </style:style>
    <text:list-style style:name="L3">
      <text:list-level-style-bullet text:level="1" text:bullet-char="•">
        <style:list-level-properties text:space-before="12.00pt" text:min-label-width="18.00pt"/>
        <style:text-properties fo:font-family="Symbol"/>
      </text:list-level-style-bullet>
    </text:list-style>
    <style:style style:name="P3" style:family="paragraph">
      <style:paragraph-properties fo:line-height="115.00%" fo:text-align="left" fo:margin-left="-18.00pt" fo:text-indent="18.00pt"/>
    </style:style>
    <style:style style:name="P4" style:family="paragraph">
      <style:paragraph-properties fo:line-height="115.00%" fo:text-align="left" fo:margin-left="-6.00pt" fo:text-indent="18.00pt"/>
    </style:style>
    <style:style style:name="P5" style:family="paragraph">
      <style:paragraph-properties fo:line-height="115.00%" fo:text-align="left" fo:margin-left="6.00pt" fo:text-indent="18.00pt"/>
    </style:style>
    <style:style style:name="P6" style:family="paragraph">
      <style:paragraph-properties fo:line-height="115.00%" fo:text-align="left" fo:margin-left="30.00pt" fo:text-indent="18.00pt"/>
    </style:style>
    <style:style style:name="P7" style:family="paragraph">
      <style:paragraph-properties fo:line-height="115.00%" fo:text-align="left" fo:margin-left="54.00pt" fo:text-indent="18.00pt"/>
    </style:style>
    <style:style style:name="P8" style:family="paragraph">
      <style:paragraph-properties fo:line-height="115.00%" fo:text-align="left" fo:margin-left="66.00pt" fo:text-indent="18.00pt"/>
    </style:style>
    <style:style style:name="P9" style:family="paragraph">
      <style:paragraph-properties fo:line-height="115.00%" fo:text-align="left"/>
    </style:style>
    <style:style style:name="P10" style:family="paragraph">
      <style:paragraph-properties fo:line-height="115.00%" fo:text-align="left" fo:margin-left="96.00pt" fo:text-indent="0.00pt"/>
    </style:style>
    <style:style style:name="P11" style:family="paragraph">
      <style:paragraph-properties fo:line-height="115.00%" fo:text-align="left"/>
    </style:style>
    <text:list-style style:name="L12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2" style:family="paragraph">
      <style:paragraph-properties fo:line-height="115.00%" fo:text-align="left" fo:margin-left="-18.00pt" fo:text-indent="18.00pt"/>
    </style:style>
    <style:style style:name="P13" style:family="paragraph">
      <style:paragraph-properties fo:line-height="115.00%" fo:text-align="left" fo:margin-left="-6.00pt" fo:text-indent="18.00pt"/>
    </style:style>
    <style:style style:name="P14" style:family="paragraph">
      <style:paragraph-properties fo:line-height="115.00%" fo:text-align="left"/>
    </style:style>
    <style:style style:name="P15" style:family="paragraph">
      <style:paragraph-properties fo:line-height="100.00%" fo:text-align="left"/>
    </style:style>
    <text:list-style style:name="L16">
      <text:list-level-style-bullet text:level="1" text:bullet-char="•">
        <style:list-level-properties text:space-before="12.00pt" text:min-label-width="18.00pt"/>
        <style:text-properties fo:font-family="Symbol"/>
      </text:list-level-style-bullet>
    </text:list-style>
    <style:style style:name="P16" style:family="paragraph">
      <style:paragraph-properties fo:line-height="115.00%" fo:text-align="left" fo:margin-left="-18.00pt" fo:text-indent="18.00pt"/>
    </style:style>
    <style:style style:name="P17" style:family="paragraph">
      <style:paragraph-properties fo:line-height="115.00%" fo:text-align="left" fo:margin-left="-6.00pt" fo:text-indent="18.00pt"/>
    </style:style>
    <style:style style:name="P18" style:family="paragraph">
      <style:paragraph-properties fo:line-height="115.00%" fo:text-align="left" fo:margin-left="6.00pt" fo:text-indent="18.00pt"/>
    </style:style>
    <style:style style:name="P19" style:family="paragraph">
      <style:paragraph-properties fo:line-height="115.00%" fo:text-align="left" fo:margin-left="18.00pt" fo:text-indent="18.00pt"/>
    </style:style>
    <style:style style:name="P20" style:family="paragraph">
      <style:paragraph-properties fo:line-height="115.00%" fo:text-align="left" fo:margin-left="30.00pt" fo:text-indent="18.00pt"/>
    </style:style>
    <style:style style:name="P21" style:family="paragraph">
      <style:paragraph-properties fo:line-height="115.00%" fo:text-align="left" fo:margin-left="42.00pt" fo:text-indent="18.00pt"/>
    </style:style>
    <style:style style:name="P22" style:family="paragraph">
      <style:paragraph-properties fo:line-height="115.00%" fo:text-align="left" fo:margin-left="-18.00pt" fo:text-indent="18.00pt"/>
    </style:style>
    <style:style style:name="P23" style:family="paragraph">
      <style:paragraph-properties fo:line-height="115.00%" fo:text-align="left" fo:margin-left="-6.00pt" fo:text-indent="18.00pt"/>
    </style:style>
    <style:style style:name="P24" style:family="paragraph">
      <style:paragraph-properties fo:line-height="115.00%" fo:text-align="left" fo:margin-left="6.00pt" fo:text-indent="18.00pt"/>
    </style:style>
    <style:style style:name="P25" style:family="paragraph">
      <style:paragraph-properties fo:line-height="115.00%" fo:text-align="left" fo:margin-left="18.00pt" fo:text-indent="18.00pt"/>
    </style:style>
    <style:style style:name="P26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2"><text:s text:c="38"/></text:span><text:span text:style-name="T3">Création d'une nouvelle marque</text:span></text:p>
      <text:p text:style-name="P1"><text:span text:style-name="T4"/></text:p>
      <text:p text:style-name="P1"><text:span text:style-name="T5">Infos client</text:span><text:span text:style-name="T6"> :</text:span></text:p>
      <text:p text:style-name="P1"><text:span text:style-name="T7"/></text:p>
      <text:p text:style-name="P1"><text:span text:style-name="T8">John Clover</text:span></text:p>
      <text:p text:style-name="P1"><text:span text:style-name="T8">mail : John.Clover@gmail.com</text:span></text:p>
      <text:p text:style-name="P1"><text:span text:style-name="T8">tel : (817) 533-4152</text:span></text:p>
      <text:p text:style-name="P1"><text:span text:style-name="T9"/></text:p>
      <text:p text:style-name="P1"><text:span text:style-name="T10">Présentation : </text:span></text:p>
      <text:p text:style-name="P1"><text:span text:style-name="T11">- Entreprise :</text:span></text:p>
      <text:p text:style-name="P1"><text:span text:style-name="T11">- Identité : Logo</text:span></text:p>
      <text:p text:style-name="P1"><text:span text:style-name="T11">- Histoire : Créée en 1995, d’où vient cette idée, qu’elle direction ?</text:span></text:p>
      <text:p text:style-name="P1"><text:span text:style-name="T12"/></text:p>
      <text:p text:style-name="P1"><text:span text:style-name="T13">L’énoncé du besoin :</text:span></text:p>
      <text:p text:style-name="P1"><text:span text:style-name="T14"/></text:p>
      <text:p text:style-name="P1"><text:span text:style-name="T15">Une application proposant une box de cuisine saine et donnant accès a un catalogue de recette saine </text:span></text:p>
      <text:p text:style-name="P1"><text:span text:style-name="T16"/></text:p>
      <text:p text:style-name="P1"><text:span text:style-name="T16"/></text:p>
      <text:p text:style-name="P1"><text:span text:style-name="T17">Intervenants :</text:span></text:p>
      <text:p text:style-name="P1"><text:span text:style-name="T18"/></text:p>
      <text:p text:style-name="P1"><text:span text:style-name="T19">Adrien Sigur </text:span></text:p>
      <text:p text:style-name="P1"><text:span text:style-name="T19">téléphone : 06 75 84 50 84 </text:span></text:p>
      <text:p text:style-name="P1"><text:span text:style-name="T19">mail : sigur.adrien@gmail.com </text:span></text:p>
      <text:p text:style-name="P1"><text:span text:style-name="T20"/></text:p>
      <text:p text:style-name="P1"><text:span text:style-name="T20"/></text:p>
      <text:p text:style-name="P1"><text:span text:style-name="T21">QQOQCP : </text:span></text:p>
      <text:p text:style-name="P1"><text:span text:style-name="T22"/></text:p>
      <text:p text:style-name="P1"><text:span text:style-name="T23">Qui ? </text:span></text:p>
      <text:p text:style-name="P1"><text:span text:style-name="T24">Qui êtes vous et que proposez vous</text:span></text:p>
      <text:p text:style-name="P1"><text:span text:style-name="T25"/></text:p>
      <text:p text:style-name="P1"><text:span text:style-name="T26">Nous sommes une société<text:s text:c="2"/>basé sur de la nourriture adapté pour les sportifs et nous voulions élargir notre gamme de produit a quelque chose de plus généraliste pour vendre de la nourriture saine mais ayant l'air apétissante</text:span></text:p>
      <text:p text:style-name="P1"><text:span text:style-name="T27"/></text:p>
      <text:p text:style-name="P1"><text:span text:style-name="T28"><text:s/>Avec qui ? </text:span></text:p>
      <text:p text:style-name="P1"><text:span text:style-name="T28"/></text:p>
      <text:p text:style-name="P1"><text:span text:style-name="T28">Nous allons travailler avec la société de Mr Adrien Sigur<text:s/></text:span><text:span text:style-name="T29"/></text:p>
      <text:p text:style-name="P1"><text:span text:style-name="T30">Prestataires ? </text:span></text:p>
      <text:p text:style-name="P1"><text:span text:style-name="T31"/></text:p>
      <text:p text:style-name="P1"><text:span text:style-name="T32">Mr Adrien Sigur</text:span></text:p>
      <text:p text:style-name="P1"><text:span text:style-name="T33"/></text:p>
      <text:p text:style-name="P1"><text:span text:style-name="T34">Les prestataires </text:span></text:p>
      <text:p text:style-name="P1"><text:span text:style-name="T35"/></text:p>
      <text:p text:style-name="P1"><text:span text:style-name="T36">Pour qui qu’elle clientèle visez vous ?   </text:span></text:p>
      <text:p text:style-name="P1"><text:span text:style-name="T37"/></text:p>
      <text:p text:style-name="P1"><text:span text:style-name="T38">Pour une clientèle plus généraliste nous sommes une entreprise spécialisé pour les sportifs et nous aimerions crée une branche pour proposer une nourriture saine et généreuse pour un prix avantageux</text:span></text:p>
      <text:p text:style-name="P1"><text:span text:style-name="T39"/></text:p>
      <text:p text:style-name="P1"><text:span text:style-name="T39"/></text:p>
      <text:p text:style-name="P1"><text:span text:style-name="T40">Quoi ? </text:span></text:p>
      <text:p text:style-name="P1"><text:span text:style-name="T41"/></text:p>
      <text:p text:style-name="P1"><text:span text:style-name="T42">- Avec quoi? Outils de vente ?</text:span></text:p>
      <text:p text:style-name="P1"><text:span text:style-name="T42">- En<text:s text:c="2"/>relation avec quoi ? Uniquement nourriture (voir plus et dans qu’elle limite).</text:span></text:p>
      <text:p text:style-name="P1"><text:span text:style-name="T43"/></text:p>
      <text:p text:style-name="P1"><text:span text:style-name="T43"/></text:p>
      <text:p text:style-name="P1"><text:span text:style-name="T43"/></text:p>
      <text:p text:style-name="P1"><text:span text:style-name="T44">Où ? </text:span></text:p>
      <text:p text:style-name="P1"><text:span text:style-name="T45">- Géographie (local, National)</text:span></text:p>
      <text:p text:style-name="P1"><text:span text:style-name="T45">Nous aimerions nous développer tout d'abord sur le marché français puis toucher le marché européen si l'application fonctionne bien sur le marché français</text:span></text:p>
      <text:p text:style-name="P1"><text:span text:style-name="T46"/></text:p>
      <text:p text:style-name="P1"><text:span text:style-name="T47">- Quel moyen ? </text:span></text:p>
      <text:p text:style-name="P1"><text:span text:style-name="T47">Pub sur youtube , pub a la télévision , pub sur internet </text:span></text:p>
      <text:p text:style-name="P1"><text:span text:style-name="T48"/></text:p>
      <text:p text:style-name="P1"><text:span text:style-name="T48"/></text:p>
      <text:p text:style-name="P1"><text:span text:style-name="T49">Quand ? </text:span></text:p>
      <text:p text:style-name="P1"><text:span text:style-name="T50">- Tous les quand ? Maj, support tech, sav… ?</text:span></text:p>
      <text:p text:style-name="P1"><text:span text:style-name="T51"/></text:p>
      <text:p text:style-name="P1"><text:span text:style-name="T52">Nous aimerions un checkup de l'application en temps réel<text:s text:c="2"/>nous allons engager une équipe qui s'occupera de la sécurité de l'application et de sa maintenance . </text:span></text:p>
      <text:p text:style-name="P1"><text:span text:style-name="T53"/></text:p>
      <text:p text:style-name="P1"><text:span text:style-name="T54">- A partir de quand ? Deadline pour l'application.</text:span></text:p>
      <text:p text:style-name="P1"><text:span text:style-name="T55"/></text:p>
      <text:p text:style-name="P1"><text:span text:style-name="T56">Le site devrait être prêt le 5 juillet (UTC+1) a 8:00 heure française </text:span></text:p>
      <text:p text:style-name="P1"><text:span text:style-name="T57"/></text:p>
      <text:p text:style-name="P1"><text:span text:style-name="T58">- Jusqu’a quand ? Ephemere ou non ? </text:span></text:p>
      <text:p text:style-name="P1"><text:span text:style-name="T59"/></text:p>
      <text:p text:style-name="P1"><text:span text:style-name="T60">Il est a durée indéfinie pour le moment l'objectif de l'application est de rentrer dans ses frais et envisager une rentabilité sur le long terme</text:span></text:p>
      <text:p text:style-name="P1"><text:span text:style-name="T61"/></text:p>
      <text:p text:style-name="P1"><text:span text:style-name="T61"/></text:p>
      <text:p text:style-name="P1"><text:span text:style-name="T62">Comment ? </text:span></text:p>
      <text:p text:style-name="P1"><text:span text:style-name="T63">-A qu’elle fréquence et par quel moyen voulez vous communiquer et cibler vos nouveaux clients ? </text:span></text:p>
      <text:p text:style-name="P1"><text:span text:style-name="T64"/></text:p>
      <text:p text:style-name="P1"><text:span text:style-name="T65">- De manière journalière ou hebdo ? </text:span></text:p>
      <text:p text:style-name="P1"><text:span text:style-name="T65">De manière journalière en utilisant les vidéos youtube ou </text:span></text:p>
      <text:p text:style-name="P1"><text:span text:style-name="T66"/></text:p>
      <text:p text:style-name="P1"><text:span text:style-name="T67">Pourquoi ? </text:span></text:p>
      <text:p text:style-name="P1"><text:span text:style-name="T68"/></text:p>
      <text:p text:style-name="P1"><text:span text:style-name="T69">- Dans le but de crée une nouvelle clientèle.</text:span></text:p>
      <text:p text:style-name="P1"><text:span text:style-name="T69">- Viser un public plus grand moins restreint.</text:span></text:p>
      <text:p text:style-name="P1"><text:span text:style-name="T69">- Crée une nouvelle source de revenu </text:span></text:p>
      <text:p text:style-name="P1"><text:span text:style-name="T70"/></text:p>
      <text:p text:style-name="P1"><text:span text:style-name="T70"/></text:p>
      <text:p text:style-name="P1"><text:span text:style-name="T70"/></text:p>
      <text:p text:style-name="P1"><text:span text:style-name="T71"><text:s text:c="72"/></text:span><text:span text:style-name="T72"><text:s/>FAQ </text:span></text:p>
      <text:p text:style-name="P1"><text:span text:style-name="T73"/></text:p>
      <text:p text:style-name="P1"><text:span text:style-name="T73"/></text:p>
      <text:p text:style-name="P1"><text:span text:style-name="T73"/></text:p>
      <text:p text:style-name="P1"><text:span text:style-name="T74">Site accès sur le côté familial ? </text:span></text:p>
      <text:p text:style-name="P1"><text:span text:style-name="T75"/></text:p>
      <text:p text:style-name="P1"><text:span text:style-name="T76">Proposition de livraison ? </text:span></text:p>
      <text:p text:style-name="P1"><text:span text:style-name="T77"/></text:p>
      <text:p text:style-name="P1"><text:span text:style-name="T78">Application pour smartphone ? </text:span></text:p>
      <text:p text:style-name="P1"><text:span text:style-name="T79"/></text:p>
      <text:p text:style-name="P1"><text:span text:style-name="T80">Possibilités de livraison ? </text:span></text:p>
      <text:p text:style-name="P1"><text:span text:style-name="T81"/></text:p>
      <text:p text:style-name="P1"><text:span text:style-name="T82">Qu’elle valeurs souhaitez vous transmettre au travers de votre entreprise ?<text:s/></text:span><text:span text:style-name="T83">(histoire)</text:span></text:p>
      <text:p text:style-name="P1"><text:span text:style-name="T84"/></text:p>
      <text:p text:style-name="P1"><text:span text:style-name="T85">Comment faites vous la rencontre de vos prestataires ?<text:s/></text:span><text:span text:style-name="T86">(histoire)</text:span></text:p>
      <text:p text:style-name="P1"><text:span text:style-name="T87"/></text:p>
      <text:p text:style-name="P1"><text:span text:style-name="T88">Dans qu’elle région êtes vous basé ? </text:span></text:p>
      <text:p text:style-name="P1"><text:span text:style-name="T89"/></text:p>
      <text:p text:style-name="P1"><text:span text:style-name="T90">Combien de magasin de votre type dans votre zone ? </text:span></text:p>
      <text:p text:style-name="P1"><text:span text:style-name="T91"/></text:p>
      <text:p text:style-name="P1"><text:span text:style-name="T91"/></text:p>
      <text:p text:style-name="P1"><text:span text:style-name="T92">Définitions des besoins :</text:span></text:p>
      <text:p text:style-name="P1"><text:span text:style-name="T93"/></text:p>
      <text:p text:style-name="P1"><text:span text:style-name="T93"/></text:p>
      <text:p text:style-name="P2"><text:span text:style-name="T94">Veille concurrentielle:</text:span></text:p>
      <text:p text:style-name="P2"><text:span text:style-name="T95">Concurrent n1</text:span><text:span text:style-name="T96">:</text:span><text:span text:style-name="T97"><text:s/></text:span><text:a xlink:href="http://www.hellofresh.com/"><text:span text:style-name="T99">www.hellofresh.com</text:span></text:a><text:span text:style-name="T100"/></text:p>
      <text:p text:style-name="P2"><text:span text:style-name="T101">points forts</text:span><text:span text:style-name="T102">:</text:span></text:p>
      <text:p text:style-name="P2"><text:span text:style-name="T103"><text:s/>- système d'abonnement dit "Le Box HelloFresh " pour la livraison de plats équilibrées<text:s text:c="2"/>avec fréquence pré-programmée, mise en avant d'un système avec remise/contre sans remise si achat ponctuel.</text:span></text:p>
      <text:p text:style-name="P2"><text:span text:style-name="T104"/></text:p>
      <text:list text:style-name="L3">
        <text:list-item>
          <text:p text:style-name="P3"><text:span text:style-name="T105">site très lisible, clair, menu simple</text:span></text:p>
        </text:list-item>
        <text:list-item>
          <text:p text:style-name="P4"><text:span text:style-name="T105">Choisir sa box est mis en avant des l'ouverture.</text:span></text:p>
        </text:list-item>
        <text:list-item>
          <text:p text:style-name="P5"><text:span text:style-name="T105">site e-commerce avec création de compte</text:span></text:p>
        </text:list-item>
        <text:list-item>
          <text:p text:style-name="P6"><text:span text:style-name="T105">service client, satisfaction garantie avec possibilité de remboursement </text:span></text:p>
        </text:list-item>
        <text:list-item>
          <text:p text:style-name="P7"><text:span text:style-name="T105">liste de recettes rapides </text:span></text:p>
        </text:list-item>
        <text:list-item>
          <text:p text:style-name="P8"><text:span text:style-name="T105">reduction proposé dès l'inscription</text:span></text:p>
        </text:list-item>
        <text:list-item>
          <text:p text:style-name="P8"><text:span text:style-name="T105">mise en avant de la communauté via instagram et réseaux</text:span></text:p>
        </text:list-item>
      </text:list>
      <text:p text:style-name="P9"><text:span text:style-name="T106"/></text:p>
      <text:p text:style-name="P10"><text:span text:style-name="T106"/></text:p>
      <text:p text:style-name="P11"><text:span text:style-name="T107">points faibles :</text:span><text:span text:style-name="T108"><text:s/>- pas de section blog</text:span></text:p>
      <text:p text:style-name="P11"><text:span text:style-name="T108"><text:s/>-système de paiement limité (seulement paypal et carte bancaire classique ) . </text:span></text:p>
      <text:p text:style-name="P11"><text:span text:style-name="T109"/></text:p>
      <text:p text:style-name="P11"><text:span text:style-name="T110">Concurrent n2</text:span><text:span text:style-name="T111"> :<text:s/></text:span><text:a xlink:href="http://www.quitoque.fr/"><text:span text:style-name="T113">www.Quitoque.fr</text:span></text:a><text:span text:style-name="T114"/></text:p>
      <text:p text:style-name="P11"><text:span text:style-name="T114"/></text:p>
      <text:p text:style-name="P11"><text:span text:style-name="T115">points forts</text:span><text:span text:style-name="T116">:</text:span><text:span text:style-name="T117"><text:s/></text:span></text:p>
      <text:p text:style-name="P11"><text:span text:style-name="T117">- on comprend directement avec la charte graphique que l'entreprise met un pas en avant sur la cuisine de qualité en ayant un cuisiner reconnu </text:span></text:p>
      <text:list text:style-name="L12">
        <text:list-item>
          <text:p text:style-name="P12"><text:span text:style-name="T117">menu proposés très simple a réaliser </text:span></text:p>
        </text:list-item>
        <text:list-item>
          <text:p text:style-name="P13"><text:span text:style-name="T117">menu disponibles pour les végetariens </text:span></text:p>
        </text:list-item>
        <text:list-item>
          <text:p text:style-name="P13"><text:span text:style-name="T117">simplicité de souscrire au système d'abonnement </text:span></text:p>
        </text:list-item>
      </text:list>
      <text:p text:style-name="P14"><text:span text:style-name="T118"/></text:p>
      <text:p text:style-name="P14"><text:span text:style-name="T119">Point faible : - Menu très eparpillé malgré un large choix il est facilement possible de ce perdre . </text:span></text:p>
      <text:p text:style-name="P14"><text:span text:style-name="T119">-</text:span></text:p>
      <text:p text:style-name="P14"><text:span text:style-name="T120"/></text:p>
      <text:p text:style-name="P15"><text:span text:style-name="T121">Concurrent n3</text:span><text:span text:style-name="T122">:<text:s/></text:span><text:a xlink:href="https://www.lacompagniedesanimaux.com/"><text:span text:style-name="T123">https://www.lacompagniedesanimaux.com/</text:span></text:a><text:span text:style-name="T124"/></text:p>
      <text:p text:style-name="P15"><text:span text:style-name="T125"><text:s/>points forts:</text:span></text:p>
      <text:p text:style-name="P15"><text:span text:style-name="T126"/></text:p>
      <text:p text:style-name="P15"><text:span text:style-name="T127"><text:s/>- icône très lisible exemple cheval oiseaux chien chat. </text:span></text:p>
      <text:list text:style-name="L16">
        <text:list-item>
          <text:p text:style-name="P16"><text:span text:style-name="T127">le bot question réponses</text:span></text:p>
        </text:list-item>
        <text:list-item>
          <text:p text:style-name="P17"><text:span text:style-name="T127">rubrique anti-gaspi <text:tab/></text:span></text:p>
        </text:list-item>
        <text:list-item>
          <text:p text:style-name="P18"><text:span text:style-name="T127">appelation en haut "1er site français géré par des vétérinaires"</text:span></text:p>
        </text:list-item>
        <text:list-item>
          <text:p text:style-name="P19"><text:span text:style-name="T127">énormément de marques</text:span></text:p>
        </text:list-item>
        <text:list-item>
          <text:p text:style-name="P20"><text:span text:style-name="T127">"boutique engagée"</text:span></text:p>
        </text:list-item>
        <text:list-item>
          <text:p text:style-name="P21"><text:span text:style-name="T127">bannière actualisé, en ce moment "Halloween"</text:span></text:p>
        </text:list-item>
        <text:list-item>
          <text:p text:style-name="P22"><text:span text:style-name="T127">accés conseils++.</text:span></text:p>
        </text:list-item>
        <text:list-item>
          <text:p text:style-name="P23"><text:span text:style-name="T127">question vétérinaire</text:span></text:p>
        </text:list-item>
        <text:list-item>
          <text:p text:style-name="P24"><text:span text:style-name="T127">vidéos_ identité visuelle qui rassure en bas de page</text:span></text:p>
        </text:list-item>
        <text:list-item>
          <text:p text:style-name="P25"><text:span text:style-name="T127">section blog ++</text:span></text:p>
        </text:list-item>
      </text:list>
      <text:p text:style-name="P26"><text:span text:style-name="T128"/></text:p>
      <text:p text:style-name="P26"><text:span text:style-name="T128"/></text:p>
      <text:p text:style-name="P26"><text:span text:style-name="T128"/></text:p>
      <text:p text:style-name="P26"><text:span text:style-name="T128"/></text:p>
      <text:p text:style-name="P26"><text:span text:style-name="T128"/></text:p>
      <text:p text:style-name="P26"><text:span text:style-name="T128"/></text:p>
      <text:p text:style-name="P26"><text:span text:style-name="T129">SWOT :</text:span></text:p>
      <text:p text:style-name="P26"><text:span text:style-name="T130"/></text:p>
      <text:p text:style-name="P26"><text:span text:style-name="T131"><text:s/>-Forces : </text:span></text:p>
      <text:p text:style-name="P26"><text:span text:style-name="T131">15 ans d’expérience Les ressources internes (savoir-faire, équipe, compétences…)Blog / Avoir des conseils </text:span></text:p>
      <text:p text:style-name="P26"><text:span text:style-name="T132"/></text:p>
      <text:p text:style-name="P26"><text:span text:style-name="T133">-Faiblesses :</text:span></text:p>
      <text:p text:style-name="P26"><text:span text:style-name="T133"><text:s/>Manque de visibilité sur le web /pas de livraison de produits Opportunité : changement d'attitude de la clientèle Menaces :Réglementation / Mauvaise presse </text:span></text:p>
      <text:p text:style-name="P26"><text:span text:style-name="T134"/></text:p>
      <text:p text:style-name="P26"><text:span text:style-name="T134"/></text:p>
      <text:p text:style-name="P26"><text:span text:style-name="T134"/></text:p>
      <text:p text:style-name="P26"><text:span text:style-name="T134"/></text:p>
      <text:p text:style-name="P26"><text:span text:style-name="T134"/></text:p>
      <text:p text:style-name="P26"><text:span text:style-name="T135">La charte graphique :</text:span></text:p>
      <text:p text:style-name="P26"><text:span text:style-name="T136"/></text:p>
      <text:p text:style-name="P26"><text:span text:style-name="T137">Souhaitez vous garder votre logo ou le retravailler ? </text:span></text:p>
      <text:p text:style-name="P26"><text:span text:style-name="T138"/></text:p>
      <text:p text:style-name="P26"><text:span text:style-name="T139">Nous souhaiterions crée une nouvelle marque et crée un nouveau logo pour l'occasion</text:span></text:p>
      <text:p text:style-name="P26"><text:span text:style-name="T140"/></text:p>
      <text:p text:style-name="P26"><text:span text:style-name="T141">Qu’elle police d’écriture pour votre application ? </text:span></text:p>
      <text:p text:style-name="P26"><text:span text:style-name="T142"/></text:p>
      <text:p text:style-name="P26"><text:span text:style-name="T143">L'application serra écrit en police Lato principalement mais agrementé de Catamaran et de Cavaeat </text:span></text:p>
      <text:p text:style-name="P26"><text:span text:style-name="T144"/></text:p>
      <text:p text:style-name="P26"><text:span text:style-name="T145">Qu’elles palettes de couleur souhaitez vous incorporer ? </text:span></text:p>
      <text:p text:style-name="P26"><text:span text:style-name="T146"/></text:p>
      <text:p text:style-name="P26"><text:span text:style-name="T147">Une palette de couleur </text:span></text:p>
      <text:p text:style-name="P26"><text:span text:style-name="T148"/></text:p>
      <text:p text:style-name="P26"><text:span text:style-name="T149">Pensez vous insérer des photos et vidéos ? </text:span></text:p>
      <text:p text:style-name="P26"><text:span text:style-name="T150"/></text:p>
      <text:p text:style-name="P26"><text:span text:style-name="T151">Oui nous pensons intégrer les photos instagrams de nos clients en temps réel </text:span></text:p>
      <text:p text:style-name="P26"><text:span text:style-name="T152"/></text:p>
      <text:p text:style-name="P26"><text:span text:style-name="T153">Détails des transitions et boutons interactifs ? </text:span></text:p>
      <text:p text:style-name="P26"><text:span text:style-name="T154"/></text:p>
      <text:p text:style-name="P26"><text:span text:style-name="T155">Boutons très peu intéractifs et transitions fluides </text:span></text:p>
      <text:p text:style-name="P26"><text:span text:style-name="T156"/></text:p>
      <text:p text:style-name="P26"><text:span text:style-name="T157">La charte éditoriale :</text:span></text:p>
      <text:p text:style-name="P26"><text:span text:style-name="T158"/></text:p>
      <text:p text:style-name="P26"><text:span text:style-name="T159">Souhaitez vous accès votre communication vers le formel ou l’informel ? </text:span></text:p>
      <text:p text:style-name="P26"><text:span text:style-name="T160"/></text:p>
      <text:p text:style-name="P26"><text:span text:style-name="T161">Nous souhaitons rester formel </text:span></text:p>
      <text:p text:style-name="P26"><text:span text:style-name="T162"/></text:p>
      <text:p text:style-name="P26"><text:span text:style-name="T163">Voulez-vous créer une communauté et réseaux sociaux ? </text:span></text:p>
      <text:p text:style-name="P26"><text:span text:style-name="T164"/></text:p>
      <text:p text:style-name="P26"><text:span text:style-name="T165">Oui nous voulons nous développer principalement sur instagram </text:span></text:p>
      <text:p text:style-name="P26"><text:span text:style-name="T166"/></text:p>
      <text:p text:style-name="P26"><text:span text:style-name="T167">Voulez-vous faire appel à des outils commerciaux pour une plus grande visibilité de votre commerce ? </text:span></text:p>
      <text:p text:style-name="P26"><text:span text:style-name="T168"/></text:p>
      <text:p text:style-name="P26"><text:span text:style-name="T169">Oui bien sur nous voulons payer des pub youtube mais aucune sur notre site</text:span></text:p>
      <text:p text:style-name="P26"><text:span text:style-name="T170"/></text:p>
      <text:p text:style-name="P26"><text:span text:style-name="T170"/></text:p>
      <text:p text:style-name="P26"><text:span text:style-name="T170"/></text:p>
      <text:p text:style-name="P26"><text:span text:style-name="T171">Les contraintes : </text:span></text:p>
      <text:p text:style-name="P26"><text:span text:style-name="T172"/></text:p>
      <text:p text:style-name="P26"><text:span text:style-name="T173"><text:s/>Contraintes techniques / Êtes vous le seul a avoir un accès admin sur votre site ? </text:span></text:p>
      <text:p text:style-name="P26"><text:span text:style-name="T174"/></text:p>
      <text:p text:style-name="P26"><text:span text:style-name="T175">Contraintes légales et réglementaires  Contraintes de coûts / Quel est votre budget ? </text:span></text:p>
      <text:p text:style-name="P26"><text:span text:style-name="T176"/></text:p>
      <text:p text:style-name="P26"><text:span text:style-name="T177">Contraintes de délais / Quel est la date limite de la mise en ligne de votre site ? </text:span></text:p>
      <text:p text:style-name="P26"><text:span text:style-name="T178"/></text:p>
      <text:p text:style-name="P26"><text:span text:style-name="T179">Dans qu’elles temporalité souhaiteriez vous avoir avoir accès au site ? </text:span></text:p>
      <text:p text:style-name="P26"><text:span text:style-name="T180"/></text:p>
      <text:p text:style-name="P26"><text:span text:style-name="T181">Souhaitez vous que nous passions par un outil plus rapide, plus simple et moins personnel ? (CMS) </text:span></text:p>
      <text:p text:style-name="P26"><text:span text:style-name="T182"/></text:p>
      <text:p text:style-name="P26"><text:span text:style-name="T183">Avez-vous besoin d’un site Responsive ? (site visité par les utilisateurs smartphone) </text:span></text:p>
      <text:p text:style-name="P26"><text:span text:style-name="T184"/></text:p>
      <text:p text:style-name="P26"><text:span text:style-name="T185">Voulez vous être le seul administrateur ? </text:span></text:p>
      <text:p text:style-name="P26"><text:span text:style-name="T186"/></text:p>
      <text:p text:style-name="P26"><text:span text:style-name="T187">Souhaitez vous que votre site soit entièrement visible par les utilisateurs ou de manière partielle ? </text:span></text:p>
      <text:p text:style-name="P26"><text:span text:style-name="T188"/></text:p>
      <text:p text:style-name="P26"><text:span text:style-name="T188"/></text:p>
      <text:p text:style-name="P26"><text:span text:style-name="T188"/></text:p>
      <text:p text:style-name="P26"><text:span text:style-name="T188"/></text:p>
      <text:p text:style-name="P26"><text:span text:style-name="T188"/></text:p>
      <text:p text:style-name="P26"><text:span text:style-name="T188"/></text:p>
      <text:p text:style-name="P26"><text:span text:style-name="T188"/></text:p>
      <text:p text:style-name="P26"><text:span text:style-name="T188"/></text:p>
      <text:p text:style-name="P26"><text:span text:style-name="T188"/></text:p>
      <text:p text:style-name="P26"><text:span text:style-name="T18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